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2528in" style:rel-column-width="21319*"/>
    </style:style>
    <style:style style:name="Table2.B" style:family="table-column">
      <style:table-column-properties style:column-width="4.6722in" style:rel-column-width="4421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96in" style:rel-column-width="15989*"/>
    </style:style>
    <style:style style:name="Table1.B" style:family="table-column">
      <style:table-column-properties style:column-width="1.684in" style:rel-column-width="15936*"/>
    </style:style>
    <style:style style:name="Table1.C" style:family="table-column">
      <style:table-column-properties style:column-width="3.5514in" style:rel-column-width="33610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040ca" officeooo:paragraph-rsid="000040ca"/>
    </style:style>
    <style:style style:name="P2" style:family="paragraph" style:parent-style-name="Standard">
      <style:text-properties fo:font-size="24pt" officeooo:rsid="000040ca" officeooo:paragraph-rsid="000040ca" style:font-size-asian="24pt" style:font-size-complex="24pt"/>
    </style:style>
    <style:style style:name="P3" style:family="paragraph" style:parent-style-name="Standard">
      <style:text-properties officeooo:rsid="0009b01d" officeooo:paragraph-rsid="0009b01d"/>
    </style:style>
    <style:style style:name="P4" style:family="paragraph" style:parent-style-name="Table_20_Contents">
      <style:text-properties fo:font-weight="bold" officeooo:rsid="003f7016" officeooo:paragraph-rsid="003f7016" style:font-weight-asian="bold" style:font-weight-complex="bold"/>
    </style:style>
    <style:style style:name="P5" style:family="paragraph" style:parent-style-name="Table_20_Contents">
      <style:text-properties officeooo:rsid="007afa97" officeooo:paragraph-rsid="007afa97"/>
    </style:style>
    <style:style style:name="P6" style:family="paragraph" style:parent-style-name="Table_20_Contents">
      <style:text-properties fo:color="#3465a4" loext:opacity="100%" fo:font-style="italic" officeooo:rsid="007afa97" officeooo:paragraph-rsid="007afa97" style:font-style-asian="italic" style:font-style-complex="italic"/>
    </style:style>
    <style:style style:name="P7" style:family="paragraph" style:parent-style-name="Text_20_body">
      <style:text-properties fo:color="#3465a4" loext:opacity="100%" fo:font-style="italic" officeooo:rsid="0001f9fe" officeooo:paragraph-rsid="0001f9fe" style:font-style-asian="italic" style:font-style-complex="italic"/>
    </style:style>
    <style:style style:name="P8" style:family="paragraph" style:parent-style-name="Text_20_body">
      <style:text-properties fo:color="#3465a4" loext:opacity="100%" fo:font-style="italic" officeooo:rsid="000040ca" officeooo:paragraph-rsid="000040ca" style:font-style-asian="italic" style:font-style-complex="italic"/>
    </style:style>
    <style:style style:name="P9" style:family="paragraph" style:parent-style-name="Text_20_body">
      <style:text-properties fo:color="#3465a4" loext:opacity="100%" fo:font-style="italic" officeooo:rsid="001135af" officeooo:paragraph-rsid="001135af" style:font-style-asian="italic" style:font-style-complex="italic"/>
    </style:style>
    <style:style style:name="P10" style:family="paragraph" style:parent-style-name="Text_20_body">
      <style:text-properties fo:color="#3465a4" loext:opacity="100%" fo:font-style="italic" officeooo:rsid="001135af" officeooo:paragraph-rsid="0013a61a" style:font-style-asian="italic" style:font-style-complex="italic"/>
    </style:style>
    <style:style style:name="P11" style:family="paragraph" style:parent-style-name="Text_20_body">
      <style:text-properties fo:color="#3465a4" loext:opacity="100%" fo:font-style="italic" officeooo:rsid="0018debb" officeooo:paragraph-rsid="0018debb" style:font-style-asian="italic" style:font-style-complex="italic"/>
    </style:style>
    <style:style style:name="P12" style:family="paragraph" style:parent-style-name="Text_20_body">
      <style:text-properties fo:color="#3465a4" loext:opacity="100%" fo:font-style="italic" officeooo:rsid="001aca6f" officeooo:paragraph-rsid="001aca6f" style:font-style-asian="italic" style:font-style-complex="italic"/>
    </style:style>
    <style:style style:name="P13" style:family="paragraph" style:parent-style-name="Text_20_body">
      <style:text-properties fo:color="#3465a4" loext:opacity="100%" fo:font-style="italic" officeooo:rsid="001df446" officeooo:paragraph-rsid="001df446" style:font-style-asian="italic" style:font-style-complex="italic"/>
    </style:style>
    <style:style style:name="P14" style:family="paragraph" style:parent-style-name="Text_20_body">
      <style:text-properties fo:color="#3465a4" loext:opacity="100%" fo:font-style="italic" officeooo:rsid="001df446" officeooo:paragraph-rsid="0026513b" style:font-style-asian="italic" style:font-style-complex="italic"/>
    </style:style>
    <style:style style:name="P15" style:family="paragraph" style:parent-style-name="Text_20_body">
      <style:text-properties fo:color="#3465a4" loext:opacity="100%" fo:font-style="italic" officeooo:rsid="001df446" officeooo:paragraph-rsid="002d2ce5" style:font-style-asian="italic" style:font-style-complex="italic"/>
    </style:style>
    <style:style style:name="P16" style:family="paragraph" style:parent-style-name="Text_20_body">
      <style:text-properties fo:color="#3465a4" loext:opacity="100%" fo:font-style="italic" officeooo:rsid="00337415" officeooo:paragraph-rsid="00337415" style:font-style-asian="italic" style:font-style-complex="italic"/>
    </style:style>
    <style:style style:name="P17" style:family="paragraph" style:parent-style-name="Text_20_body">
      <style:text-properties fo:color="#3465a4" loext:opacity="100%" fo:font-style="italic" officeooo:rsid="0033c8b7" officeooo:paragraph-rsid="0033c8b7" style:font-style-asian="italic" style:font-style-complex="italic"/>
    </style:style>
    <style:style style:name="P18" style:family="paragraph" style:parent-style-name="Text_20_body">
      <style:text-properties fo:color="#3465a4" loext:opacity="100%" fo:font-style="italic" officeooo:rsid="003483c1" officeooo:paragraph-rsid="003483c1" style:font-style-asian="italic" style:font-style-complex="italic"/>
    </style:style>
    <style:style style:name="P19" style:family="paragraph" style:parent-style-name="Text_20_body">
      <style:text-properties fo:color="#3465a4" loext:opacity="100%" fo:font-style="italic" officeooo:rsid="003d9314" officeooo:paragraph-rsid="003d9314" style:font-style-asian="italic" style:font-style-complex="italic"/>
    </style:style>
    <style:style style:name="P20" style:family="paragraph" style:parent-style-name="Text_20_body">
      <style:text-properties fo:color="#3465a4" loext:opacity="100%" fo:font-style="italic" officeooo:rsid="0040f60b" officeooo:paragraph-rsid="0040f60b" style:font-style-asian="italic" style:font-style-complex="italic"/>
    </style:style>
    <style:style style:name="P21" style:family="paragraph" style:parent-style-name="Text_20_body">
      <style:text-properties fo:color="#3465a4" loext:opacity="100%" fo:font-style="italic" officeooo:rsid="0040f60b" officeooo:paragraph-rsid="01075d79" style:font-style-asian="italic" style:font-style-complex="italic"/>
    </style:style>
    <style:style style:name="P22" style:family="paragraph" style:parent-style-name="Text_20_body">
      <style:text-properties fo:color="#3465a4" loext:opacity="100%" fo:font-style="italic" officeooo:rsid="004d2e47" officeooo:paragraph-rsid="004d2e47" style:font-style-asian="italic" style:font-style-complex="italic"/>
    </style:style>
    <style:style style:name="P23" style:family="paragraph" style:parent-style-name="Text_20_body">
      <style:text-properties fo:color="#3465a4" loext:opacity="100%" fo:font-style="italic" officeooo:paragraph-rsid="0090a755" style:font-style-asian="italic" style:font-style-complex="italic"/>
    </style:style>
    <style:style style:name="P24" style:family="paragraph" style:parent-style-name="Text_20_body">
      <style:text-properties fo:color="#3465a4" loext:opacity="100%" fo:font-style="italic" officeooo:rsid="00916cdc" officeooo:paragraph-rsid="00916cdc" style:font-style-asian="italic" style:font-style-complex="italic"/>
    </style:style>
    <style:style style:name="P25" style:family="paragraph" style:parent-style-name="Text_20_body">
      <style:text-properties fo:color="#3465a4" loext:opacity="100%" fo:font-style="italic" officeooo:rsid="003558ae" officeooo:paragraph-rsid="003558ae" style:font-style-asian="italic" style:font-style-complex="italic"/>
    </style:style>
    <style:style style:name="P26" style:family="paragraph" style:parent-style-name="Text_20_body">
      <style:text-properties fo:color="#3465a4" loext:opacity="100%" fo:font-style="italic" officeooo:rsid="0039fb76" officeooo:paragraph-rsid="0039fb76" style:font-style-asian="italic" style:font-style-complex="italic"/>
    </style:style>
    <style:style style:name="P27" style:family="paragraph" style:parent-style-name="Text_20_body">
      <style:text-properties fo:color="#3465a4" loext:opacity="100%" fo:font-style="italic" officeooo:rsid="000648fd" officeooo:paragraph-rsid="000648fd" style:font-style-asian="italic" style:font-style-complex="italic"/>
    </style:style>
    <style:style style:name="P28" style:family="paragraph" style:parent-style-name="Text_20_body">
      <style:text-properties fo:color="#3465a4" loext:opacity="100%" officeooo:rsid="00412fea" officeooo:paragraph-rsid="0042c570"/>
    </style:style>
    <style:style style:name="P29" style:family="paragraph" style:parent-style-name="Text_20_body">
      <style:text-properties fo:color="#3465a4" loext:opacity="100%" officeooo:rsid="004ec6fa" officeooo:paragraph-rsid="004ec6fa"/>
    </style:style>
    <style:style style:name="P30" style:family="paragraph" style:parent-style-name="Text_20_body">
      <style:text-properties officeooo:rsid="0001f9fe" officeooo:paragraph-rsid="0001f9fe"/>
    </style:style>
    <style:style style:name="P31" style:family="paragraph" style:parent-style-name="Text_20_body">
      <style:text-properties fo:font-style="italic" officeooo:rsid="00337415" officeooo:paragraph-rsid="00337415" style:font-style-asian="italic" style:font-style-complex="italic"/>
    </style:style>
    <style:style style:name="P32" style:family="paragraph" style:parent-style-name="Text_20_body">
      <style:text-properties fo:font-style="italic" officeooo:rsid="0039fb76" officeooo:paragraph-rsid="0039fb76" style:font-style-asian="italic" style:font-style-complex="italic"/>
    </style:style>
    <style:style style:name="P33" style:family="paragraph" style:parent-style-name="Text_20_body">
      <style:text-properties fo:font-style="italic" officeooo:rsid="003d9314" officeooo:paragraph-rsid="003d9314" style:font-style-asian="italic" style:font-style-complex="italic"/>
    </style:style>
    <style:style style:name="P34" style:family="paragraph" style:parent-style-name="Text_20_body">
      <style:text-properties fo:font-style="italic" officeooo:rsid="0040f60b" officeooo:paragraph-rsid="00412fea" style:font-style-asian="italic" style:font-style-complex="italic"/>
    </style:style>
    <style:style style:name="P35" style:family="paragraph" style:parent-style-name="Text_20_body">
      <style:text-properties fo:font-style="italic" officeooo:rsid="005afe73" officeooo:paragraph-rsid="005afe73" style:font-style-asian="italic" style:font-style-complex="italic"/>
    </style:style>
    <style:style style:name="P36" style:family="paragraph" style:parent-style-name="Text_20_body">
      <style:paragraph-properties fo:break-before="page"/>
      <style:text-properties fo:font-style="italic" style:font-style-asian="italic" style:font-style-complex="italic"/>
    </style:style>
    <style:style style:name="P37" style:family="paragraph" style:parent-style-name="Text_20_body">
      <style:text-properties fo:font-style="italic" officeooo:rsid="00bb5ae6" style:font-style-asian="italic" style:font-style-complex="italic"/>
    </style:style>
    <style:style style:name="P38" style:family="paragraph" style:parent-style-name="Text_20_body">
      <style:text-properties fo:font-style="italic" officeooo:rsid="010a5e4b" officeooo:paragraph-rsid="010a5e4b" style:font-style-asian="italic" style:font-style-complex="italic"/>
    </style:style>
    <style:style style:name="P39" style:family="paragraph" style:parent-style-name="Text_20_body">
      <style:text-properties officeooo:rsid="00412fea" officeooo:paragraph-rsid="0042c570"/>
    </style:style>
    <style:style style:name="P40" style:family="paragraph" style:parent-style-name="Text_20_body">
      <style:text-properties fo:font-style="normal" officeooo:rsid="004d2e47" officeooo:paragraph-rsid="004d2e47" style:font-style-asian="normal" style:font-style-complex="normal"/>
    </style:style>
    <style:style style:name="P41" style:family="paragraph" style:parent-style-name="Text_20_body">
      <style:text-properties fo:color="#000000" loext:opacity="100%" fo:font-style="italic" officeooo:rsid="001135af" officeooo:paragraph-rsid="0062b1e6" style:font-style-asian="italic" style:font-style-complex="italic"/>
    </style:style>
    <style:style style:name="P42" style:family="paragraph" style:parent-style-name="Text_20_body">
      <style:text-properties fo:color="#000000" loext:opacity="100%" fo:font-style="italic" officeooo:rsid="001df446" officeooo:paragraph-rsid="0077928b" style:font-style-asian="italic" style:font-style-complex="italic"/>
    </style:style>
    <style:style style:name="P43" style:family="paragraph" style:parent-style-name="Text_20_body">
      <style:text-properties officeooo:rsid="0042c570" officeooo:paragraph-rsid="0042c570"/>
    </style:style>
    <style:style style:name="P44" style:family="paragraph" style:parent-style-name="Standard">
      <style:text-properties fo:color="#c9211e" loext:opacity="100%" officeooo:rsid="00d72cc6" officeooo:paragraph-rsid="000040ca"/>
    </style:style>
    <style:style style:name="P45" style:family="paragraph" style:parent-style-name="Text_20_body">
      <style:text-properties fo:color="#c9211e" loext:opacity="100%" officeooo:rsid="00dddd95" officeooo:paragraph-rsid="00db6cba"/>
    </style:style>
    <style:style style:name="P46" style:family="paragraph" style:parent-style-name="Heading_20_1">
      <style:text-properties officeooo:paragraph-rsid="000040ca"/>
    </style:style>
    <style:style style:name="P47" style:family="paragraph" style:parent-style-name="Heading_20_3">
      <style:text-properties officeooo:paragraph-rsid="00d3f2de"/>
    </style:style>
    <style:style style:name="P48" style:family="paragraph" style:parent-style-name="Heading_20_3">
      <style:text-properties officeooo:paragraph-rsid="0026513b"/>
    </style:style>
    <style:style style:name="P49" style:family="paragraph" style:parent-style-name="Heading_20_3">
      <style:text-properties officeooo:paragraph-rsid="002d2ce5"/>
    </style:style>
    <style:style style:name="P50" style:family="paragraph" style:parent-style-name="Heading_20_3">
      <style:text-properties fo:font-style="normal" style:font-style-asian="normal" style:font-style-complex="normal"/>
    </style:style>
    <style:style style:name="P51" style:family="paragraph" style:parent-style-name="Heading_20_4">
      <style:text-properties fo:color="#000000" loext:opacity="100%" officeooo:paragraph-rsid="0062b1e6"/>
    </style:style>
    <style:style style:name="P52" style:family="paragraph" style:parent-style-name="Heading_20_4">
      <style:text-properties fo:color="#000000" loext:opacity="100%" fo:font-style="italic" officeooo:rsid="001135af" officeooo:paragraph-rsid="0062b1e6" style:font-style-asian="italic" style:font-style-complex="italic"/>
    </style:style>
    <style:style style:name="P53" style:family="paragraph" style:parent-style-name="Heading_20_4">
      <style:text-properties fo:font-style="italic" style:font-style-asian="italic" style:font-style-complex="italic"/>
    </style:style>
    <style:style style:name="P54" style:family="paragraph" style:parent-style-name="Text_20_body" style:list-style-name="L1">
      <style:text-properties fo:font-style="italic" officeooo:rsid="00920999" officeooo:paragraph-rsid="0108f66a" style:font-style-asian="italic" style:font-style-complex="italic"/>
    </style:style>
    <style:style style:name="P55" style:family="paragraph" style:parent-style-name="Text_20_body" style:list-style-name="L1">
      <style:text-properties fo:font-style="italic" officeooo:rsid="00f0c195" officeooo:paragraph-rsid="00f0c195" style:font-style-asian="italic" style:font-style-complex="italic"/>
    </style:style>
    <style:style style:name="P56" style:family="paragraph" style:parent-style-name="Text_20_body" style:list-style-name="L1">
      <style:text-properties fo:font-style="italic" style:font-style-asian="italic" style:font-style-complex="italic"/>
    </style:style>
    <style:style style:name="P57" style:family="paragraph" style:parent-style-name="Text_20_body" style:list-style-name="L1">
      <style:text-properties fo:font-style="italic" officeooo:rsid="001fffaa" officeooo:paragraph-rsid="001fffaa" style:font-style-asian="italic" style:font-style-complex="italic"/>
    </style:style>
    <style:style style:name="P58" style:family="paragraph" style:parent-style-name="Text_20_body" style:list-style-name="L1">
      <style:text-properties fo:font-style="italic" officeooo:rsid="0108940e" officeooo:paragraph-rsid="0108940e" style:font-style-asian="italic" style:font-style-complex="italic"/>
    </style:style>
    <style:style style:name="P59" style:family="paragraph" style:parent-style-name="Text_20_body" style:list-style-name="L1">
      <style:text-properties fo:font-style="italic" officeooo:rsid="00ccfbba" officeooo:paragraph-rsid="00ccfbba" style:font-style-asian="italic" style:font-style-complex="italic"/>
    </style:style>
    <style:style style:name="P60" style:family="paragraph" style:parent-style-name="Text_20_body" style:list-style-name="L1">
      <style:text-properties fo:font-style="italic" officeooo:rsid="0024bc41" officeooo:paragraph-rsid="0024bc41" style:font-style-asian="italic" style:font-style-complex="italic"/>
    </style:style>
    <style:style style:name="P61" style:family="paragraph" style:parent-style-name="Text_20_body" style:list-style-name="L1">
      <style:text-properties fo:font-style="italic" officeooo:rsid="0045836a" officeooo:paragraph-rsid="0045836a" style:font-style-asian="italic" style:font-style-complex="italic"/>
    </style:style>
    <style:style style:name="P62" style:family="paragraph" style:parent-style-name="Text_20_body" style:list-style-name="L1">
      <style:text-properties fo:font-style="italic" officeooo:rsid="0045836a" officeooo:paragraph-rsid="00470e68" style:font-style-asian="italic" style:font-style-complex="italic"/>
    </style:style>
    <style:style style:name="P63" style:family="paragraph" style:parent-style-name="Text_20_body" style:list-style-name="L1">
      <style:text-properties fo:font-style="italic" officeooo:rsid="0054b3db" officeooo:paragraph-rsid="0054b3db" style:font-style-asian="italic" style:font-style-complex="italic"/>
    </style:style>
    <style:style style:name="P64" style:family="paragraph" style:parent-style-name="Text_20_body" style:list-style-name="L1">
      <style:text-properties fo:font-style="italic" officeooo:rsid="005568e7" officeooo:paragraph-rsid="005568e7" style:font-style-asian="italic" style:font-style-complex="italic"/>
    </style:style>
    <style:style style:name="P65" style:family="paragraph" style:parent-style-name="Text_20_body" style:list-style-name="L1">
      <style:text-properties fo:font-style="italic" officeooo:rsid="0058298d" officeooo:paragraph-rsid="0058298d" style:font-style-asian="italic" style:font-style-complex="italic"/>
    </style:style>
    <style:style style:name="P66" style:family="paragraph" style:parent-style-name="Text_20_body" style:list-style-name="L1">
      <style:text-properties fo:font-style="italic" officeooo:rsid="005ac26d" officeooo:paragraph-rsid="005ac26d" style:font-style-asian="italic" style:font-style-complex="italic"/>
    </style:style>
    <style:style style:name="P67" style:family="paragraph" style:parent-style-name="Text_20_body" style:list-style-name="L1">
      <style:text-properties fo:font-style="italic" officeooo:rsid="0076208c" officeooo:paragraph-rsid="0076208c" style:font-style-asian="italic" style:font-style-complex="italic"/>
    </style:style>
    <style:style style:name="P68" style:family="paragraph" style:parent-style-name="Text_20_body" style:list-style-name="L1">
      <style:text-properties fo:font-style="italic" officeooo:rsid="00ac6a87" officeooo:paragraph-rsid="00ac6a87" style:font-style-asian="italic" style:font-style-complex="italic"/>
    </style:style>
    <style:style style:name="P69" style:family="paragraph" style:parent-style-name="Text_20_body" style:list-style-name="L1">
      <style:text-properties fo:font-style="italic" officeooo:rsid="00c4790b" officeooo:paragraph-rsid="00c4790b" style:font-style-asian="italic" style:font-style-complex="italic"/>
    </style:style>
    <style:style style:name="P70" style:family="paragraph" style:parent-style-name="Text_20_body" style:list-style-name="L1">
      <style:text-properties fo:font-style="italic" officeooo:rsid="00ccb878" officeooo:paragraph-rsid="00ccb878" style:font-style-asian="italic" style:font-style-complex="italic"/>
    </style:style>
    <style:style style:name="P71" style:family="paragraph" style:parent-style-name="Text_20_body" style:list-style-name="L1">
      <style:text-properties fo:font-style="italic" officeooo:rsid="00d5c40f" officeooo:paragraph-rsid="00d5c40f" style:font-style-asian="italic" style:font-style-complex="italic"/>
    </style:style>
    <style:style style:name="P72" style:family="paragraph" style:parent-style-name="Text_20_body" style:list-style-name="L1">
      <style:text-properties fo:font-style="italic" officeooo:rsid="00e7848c" officeooo:paragraph-rsid="00e7848c" style:font-style-asian="italic" style:font-style-complex="italic"/>
    </style:style>
    <style:style style:name="P73" style:family="paragraph" style:parent-style-name="Text_20_body" style:list-style-name="L1">
      <style:text-properties fo:font-style="italic" fo:font-weight="bold" officeooo:rsid="0054b3db" officeooo:paragraph-rsid="0054b3db" style:font-style-asian="italic" style:font-weight-asian="bold" style:font-style-complex="italic" style:font-weight-complex="bold"/>
    </style:style>
    <style:style style:name="P74" style:family="paragraph" style:parent-style-name="Text_20_body" style:list-style-name="L1">
      <style:text-properties fo:color="#000000" loext:opacity="100%" fo:font-style="italic" officeooo:rsid="00e7848c" officeooo:paragraph-rsid="00e7848c" style:font-style-asian="italic" style:font-style-complex="italic"/>
    </style:style>
    <style:style style:name="P75" style:family="paragraph" style:parent-style-name="Text_20_body" style:list-style-name="L1">
      <style:text-properties fo:color="#000000" loext:opacity="100%" fo:font-style="italic" officeooo:rsid="00ea7c44" officeooo:paragraph-rsid="00ea7c44" style:font-style-asian="italic" style:font-style-complex="italic"/>
    </style:style>
    <style:style style:name="T1" style:family="text">
      <style:text-properties officeooo:rsid="000040ca"/>
    </style:style>
    <style:style style:name="T2" style:family="text">
      <style:text-properties style:font-name="Liberation Sans" fo:font-size="18.2000007629395pt" fo:font-weight="bold" officeooo:rsid="000040ca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0648fd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20829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5" style:family="text">
      <style:text-properties style:font-name="Liberation Sans" fo:font-size="18.2000007629395pt" fo:font-weight="bold" officeooo:rsid="005bc755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90a755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7" style:family="text">
      <style:text-properties style:font-name="Liberation Sans" fo:font-size="14.1000003814697pt" fo:font-weight="bold" officeooo:rsid="000648fd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8" style:family="text">
      <style:text-properties style:font-name="Liberation Sans" fo:font-size="14.1000003814697pt" fo:font-weight="bold" officeooo:rsid="001135af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9" style:family="text">
      <style:text-properties style:font-name="Liberation Sans" fo:font-size="14.1000003814697pt" fo:font-weight="bold" officeooo:rsid="002d2ce5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10" style:family="text">
      <style:text-properties style:font-name="Liberation Sans" fo:font-size="14.1000003814697pt" fo:font-weight="bold" officeooo:rsid="00fde161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11" style:family="text">
      <style:text-properties officeooo:rsid="0001f9fe"/>
    </style:style>
    <style:style style:name="T12" style:family="text">
      <style:text-properties officeooo:rsid="0003e129"/>
    </style:style>
    <style:style style:name="T13" style:family="text">
      <style:text-properties officeooo:rsid="00045791"/>
    </style:style>
    <style:style style:name="T14" style:family="text">
      <style:text-properties officeooo:rsid="000648fd"/>
    </style:style>
    <style:style style:name="T15" style:family="text">
      <style:text-properties officeooo:rsid="0006804f"/>
    </style:style>
    <style:style style:name="T16" style:family="text">
      <style:text-properties officeooo:rsid="0006b88b"/>
    </style:style>
    <style:style style:name="T17" style:family="text">
      <style:text-properties officeooo:rsid="0008629d"/>
    </style:style>
    <style:style style:name="T18" style:family="text">
      <style:text-properties officeooo:rsid="000932d3"/>
    </style:style>
    <style:style style:name="T19" style:family="text">
      <style:text-properties officeooo:rsid="000afe38"/>
    </style:style>
    <style:style style:name="T20" style:family="text">
      <style:text-properties officeooo:rsid="000dd980"/>
    </style:style>
    <style:style style:name="T21" style:family="text">
      <style:text-properties officeooo:rsid="000faced"/>
    </style:style>
    <style:style style:name="T22" style:family="text">
      <style:text-properties officeooo:rsid="001135af"/>
    </style:style>
    <style:style style:name="T23" style:family="text">
      <style:text-properties officeooo:rsid="00119be4"/>
    </style:style>
    <style:style style:name="T24" style:family="text">
      <style:text-properties officeooo:rsid="0012b13a"/>
    </style:style>
    <style:style style:name="T25" style:family="text">
      <style:text-properties officeooo:rsid="0013a61a"/>
    </style:style>
    <style:style style:name="T26" style:family="text">
      <style:text-properties officeooo:rsid="0014f80b"/>
    </style:style>
    <style:style style:name="T27" style:family="text">
      <style:text-properties officeooo:rsid="0017fd89"/>
    </style:style>
    <style:style style:name="T28" style:family="text">
      <style:text-properties officeooo:rsid="0018debb"/>
    </style:style>
    <style:style style:name="T29" style:family="text">
      <style:text-properties officeooo:rsid="001a0c69"/>
    </style:style>
    <style:style style:name="T30" style:family="text">
      <style:text-properties officeooo:rsid="001df446"/>
    </style:style>
    <style:style style:name="T31" style:family="text">
      <style:text-properties officeooo:rsid="001ebd96"/>
    </style:style>
    <style:style style:name="T32" style:family="text">
      <style:text-properties officeooo:rsid="00262e09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42c570" style:font-style-asian="italic" style:font-style-complex="italic"/>
    </style:style>
    <style:style style:name="T35" style:family="text">
      <style:text-properties fo:font-style="italic" officeooo:rsid="004c10e6" style:font-style-asian="italic" style:font-style-complex="italic"/>
    </style:style>
    <style:style style:name="T36" style:family="text">
      <style:text-properties fo:font-style="italic" officeooo:rsid="0053f0c7" style:font-style-asian="italic" style:font-style-complex="italic"/>
    </style:style>
    <style:style style:name="T37" style:family="text">
      <style:text-properties fo:font-style="italic" officeooo:rsid="0051dbea" style:font-style-asian="italic" style:font-style-complex="italic"/>
    </style:style>
    <style:style style:name="T38" style:family="text">
      <style:text-properties fo:font-style="italic" officeooo:rsid="004f2055" style:font-style-asian="italic" style:font-style-complex="italic"/>
    </style:style>
    <style:style style:name="T39" style:family="text">
      <style:text-properties fo:font-style="italic" officeooo:rsid="00877825" style:font-style-asian="italic" style:font-style-complex="italic"/>
    </style:style>
    <style:style style:name="T40" style:family="text">
      <style:text-properties fo:font-style="italic" officeooo:rsid="008cfaca" style:font-style-asian="italic" style:font-style-complex="italic"/>
    </style:style>
    <style:style style:name="T41" style:family="text">
      <style:text-properties fo:font-style="italic" officeooo:rsid="00994609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3" style:family="text">
      <style:text-properties officeooo:rsid="0028c252"/>
    </style:style>
    <style:style style:name="T44" style:family="text">
      <style:text-properties officeooo:rsid="002d2ce5"/>
    </style:style>
    <style:style style:name="T45" style:family="text">
      <style:text-properties officeooo:rsid="0030f635"/>
    </style:style>
    <style:style style:name="T46" style:family="text">
      <style:text-properties officeooo:rsid="003483c1"/>
    </style:style>
    <style:style style:name="T47" style:family="text">
      <style:text-properties officeooo:rsid="003558ae"/>
    </style:style>
    <style:style style:name="T48" style:family="text">
      <style:text-properties officeooo:rsid="00366e5a"/>
    </style:style>
    <style:style style:name="T49" style:family="text">
      <style:text-properties officeooo:rsid="0038dead"/>
    </style:style>
    <style:style style:name="T50" style:family="text">
      <style:text-properties officeooo:rsid="003945ed"/>
    </style:style>
    <style:style style:name="T51" style:family="text">
      <style:text-properties officeooo:rsid="0039fb76"/>
    </style:style>
    <style:style style:name="T52" style:family="text">
      <style:text-properties officeooo:rsid="003bce1c"/>
    </style:style>
    <style:style style:name="T53" style:family="text">
      <style:text-properties officeooo:rsid="003d9314"/>
    </style:style>
    <style:style style:name="T54" style:family="text">
      <style:text-properties officeooo:rsid="00412fea"/>
    </style:style>
    <style:style style:name="T55" style:family="text">
      <style:text-properties officeooo:rsid="0042c570"/>
    </style:style>
    <style:style style:name="T56" style:family="text">
      <style:text-properties officeooo:rsid="00470e68"/>
    </style:style>
    <style:style style:name="T57" style:family="text">
      <style:text-properties officeooo:rsid="0047a53f"/>
    </style:style>
    <style:style style:name="T58" style:family="text">
      <style:text-properties officeooo:rsid="004a7ca7"/>
    </style:style>
    <style:style style:name="T59" style:family="text">
      <style:text-properties officeooo:rsid="004d2e47"/>
    </style:style>
    <style:style style:name="T60" style:family="text">
      <style:text-properties officeooo:rsid="0053f0c7"/>
    </style:style>
    <style:style style:name="T61" style:family="text">
      <style:text-properties officeooo:rsid="0055836c"/>
    </style:style>
    <style:style style:name="T62" style:family="text">
      <style:text-properties officeooo:rsid="0056c364"/>
    </style:style>
    <style:style style:name="T63" style:family="text">
      <style:text-properties officeooo:rsid="005d6108"/>
    </style:style>
    <style:style style:name="T64" style:family="text">
      <style:text-properties officeooo:rsid="005f5200"/>
    </style:style>
    <style:style style:name="T65" style:family="text">
      <style:text-properties officeooo:rsid="0062b1e6"/>
    </style:style>
    <style:style style:name="T66" style:family="text">
      <style:text-properties officeooo:rsid="0068e1d7"/>
    </style:style>
    <style:style style:name="T67" style:family="text">
      <style:text-properties officeooo:rsid="006b2838"/>
    </style:style>
    <style:style style:name="T68" style:family="text">
      <style:text-properties officeooo:rsid="006ca7d9"/>
    </style:style>
    <style:style style:name="T69" style:family="text">
      <style:text-properties officeooo:rsid="006d059f"/>
    </style:style>
    <style:style style:name="T70" style:family="text">
      <style:text-properties officeooo:rsid="006df672"/>
    </style:style>
    <style:style style:name="T71" style:family="text">
      <style:text-properties officeooo:rsid="006e8d71"/>
    </style:style>
    <style:style style:name="T72" style:family="text">
      <style:text-properties officeooo:rsid="00702281"/>
    </style:style>
    <style:style style:name="T73" style:family="text">
      <style:text-properties officeooo:rsid="007186db"/>
    </style:style>
    <style:style style:name="T74" style:family="text">
      <style:text-properties officeooo:rsid="0072d083"/>
    </style:style>
    <style:style style:name="T75" style:family="text">
      <style:text-properties officeooo:rsid="0073ac3f"/>
    </style:style>
    <style:style style:name="T76" style:family="text">
      <style:text-properties officeooo:rsid="0074f30e"/>
    </style:style>
    <style:style style:name="T77" style:family="text">
      <style:text-properties officeooo:rsid="007753b0"/>
    </style:style>
    <style:style style:name="T78" style:family="text">
      <style:text-properties officeooo:rsid="007afa97"/>
    </style:style>
    <style:style style:name="T79" style:family="text">
      <style:text-properties officeooo:rsid="007e6952"/>
    </style:style>
    <style:style style:name="T80" style:family="text">
      <style:text-properties officeooo:rsid="0081a815"/>
    </style:style>
    <style:style style:name="T81" style:family="text">
      <style:text-properties officeooo:rsid="0086da0d"/>
    </style:style>
    <style:style style:name="T82" style:family="text">
      <style:text-properties officeooo:rsid="00880949"/>
    </style:style>
    <style:style style:name="T83" style:family="text">
      <style:text-properties officeooo:rsid="00882878"/>
    </style:style>
    <style:style style:name="T84" style:family="text">
      <style:text-properties officeooo:rsid="008b9c60"/>
    </style:style>
    <style:style style:name="T85" style:family="text">
      <style:text-properties officeooo:rsid="008c0841"/>
    </style:style>
    <style:style style:name="T86" style:family="text">
      <style:text-properties officeooo:rsid="0090a6d7"/>
    </style:style>
    <style:style style:name="T87" style:family="text">
      <style:text-properties officeooo:rsid="0090a755"/>
    </style:style>
    <style:style style:name="T88" style:family="text">
      <style:text-properties officeooo:rsid="00940523"/>
    </style:style>
    <style:style style:name="T89" style:family="text">
      <style:text-properties style:text-underline-style="solid" style:text-underline-width="auto" style:text-underline-color="font-color"/>
    </style:style>
    <style:style style:name="T90" style:family="text">
      <style:text-properties style:text-underline-style="solid" style:text-underline-width="auto" style:text-underline-color="font-color" officeooo:rsid="00b59b52"/>
    </style:style>
    <style:style style:name="T91" style:family="text">
      <style:text-properties officeooo:rsid="0095e4f4"/>
    </style:style>
    <style:style style:name="T92" style:family="text">
      <style:text-properties officeooo:rsid="0096e007"/>
    </style:style>
    <style:style style:name="T93" style:family="text">
      <style:text-properties officeooo:rsid="00a01829"/>
    </style:style>
    <style:style style:name="T94" style:family="text">
      <style:text-properties officeooo:rsid="00a7a31e"/>
    </style:style>
    <style:style style:name="T95" style:family="text">
      <style:text-properties officeooo:rsid="00a8d5ee"/>
    </style:style>
    <style:style style:name="T96" style:family="text">
      <style:text-properties fo:font-weight="bold" officeooo:rsid="00262e09" style:font-weight-asian="bold" style:font-weight-complex="bold"/>
    </style:style>
    <style:style style:name="T97" style:family="text">
      <style:text-properties officeooo:rsid="00ae915f"/>
    </style:style>
    <style:style style:name="T98" style:family="text">
      <style:text-properties officeooo:rsid="00aff004"/>
    </style:style>
    <style:style style:name="T99" style:family="text">
      <style:text-properties officeooo:rsid="00b1ba43"/>
    </style:style>
    <style:style style:name="T100" style:family="text">
      <style:text-properties officeooo:rsid="00b279ba"/>
    </style:style>
    <style:style style:name="T101" style:family="text">
      <style:text-properties officeooo:rsid="00b42c9d"/>
    </style:style>
    <style:style style:name="T102" style:family="text">
      <style:text-properties officeooo:rsid="00b46370"/>
    </style:style>
    <style:style style:name="T103" style:family="text">
      <style:text-properties fo:color="#c9211e" loext:opacity="100%" officeooo:rsid="00d3f2de"/>
    </style:style>
    <style:style style:name="T104" style:family="text">
      <style:text-properties officeooo:rsid="00b59b52"/>
    </style:style>
    <style:style style:name="T105" style:family="text">
      <style:text-properties officeooo:rsid="00b6a891"/>
    </style:style>
    <style:style style:name="T106" style:family="text">
      <style:text-properties officeooo:rsid="00b7cce5"/>
    </style:style>
    <style:style style:name="T107" style:family="text">
      <style:text-properties officeooo:rsid="00b8a772"/>
    </style:style>
    <style:style style:name="T108" style:family="text">
      <style:text-properties officeooo:rsid="00bb5ae6"/>
    </style:style>
    <style:style style:name="T109" style:family="text">
      <style:text-properties officeooo:rsid="00bfc246"/>
    </style:style>
    <style:style style:name="T110" style:family="text">
      <style:text-properties officeooo:rsid="00c1ab55"/>
    </style:style>
    <style:style style:name="T111" style:family="text">
      <style:text-properties officeooo:rsid="00ce3a32"/>
    </style:style>
    <style:style style:name="T112" style:family="text">
      <style:text-properties officeooo:rsid="00ce4e78"/>
    </style:style>
    <style:style style:name="T113" style:family="text">
      <style:text-properties officeooo:rsid="00d195ba"/>
    </style:style>
    <style:style style:name="T114" style:family="text">
      <style:text-properties officeooo:rsid="00d3f2de"/>
    </style:style>
    <style:style style:name="T115" style:family="text">
      <style:text-properties officeooo:rsid="00d6335e"/>
    </style:style>
    <style:style style:name="T116" style:family="text">
      <style:text-properties officeooo:rsid="00dffd62"/>
    </style:style>
    <style:style style:name="T117" style:family="text">
      <style:text-properties officeooo:rsid="00e05a1a"/>
    </style:style>
    <style:style style:name="T118" style:family="text">
      <style:text-properties officeooo:rsid="00e44fd2"/>
    </style:style>
    <style:style style:name="T119" style:family="text">
      <style:text-properties officeooo:rsid="00e5280f"/>
    </style:style>
    <style:style style:name="T120" style:family="text">
      <style:text-properties officeooo:rsid="00e616f3"/>
    </style:style>
    <style:style style:name="T121" style:family="text">
      <style:text-properties fo:color="#000000" loext:opacity="100%"/>
    </style:style>
    <style:style style:name="T122" style:family="text">
      <style:text-properties fo:color="#000000" loext:opacity="100%" officeooo:rsid="0039fb76"/>
    </style:style>
    <style:style style:name="T123" style:family="text">
      <style:text-properties fo:color="#000000" loext:opacity="100%" officeooo:rsid="003bce1c"/>
    </style:style>
    <style:style style:name="T124" style:family="text">
      <style:text-properties officeooo:rsid="0040f60b"/>
    </style:style>
    <style:style style:name="T125" style:family="text">
      <style:text-properties officeooo:rsid="00e8d77f"/>
    </style:style>
    <style:style style:name="T126" style:family="text">
      <style:text-properties officeooo:rsid="004ec6fa"/>
    </style:style>
    <style:style style:name="T127" style:family="text">
      <style:text-properties officeooo:rsid="00ed5930"/>
    </style:style>
    <style:style style:name="T128" style:family="text">
      <style:text-properties officeooo:rsid="00ed6e58"/>
    </style:style>
    <style:style style:name="T129" style:family="text">
      <style:text-properties officeooo:rsid="00ef1181"/>
    </style:style>
    <style:style style:name="T130" style:family="text">
      <style:text-properties officeooo:rsid="00f24046"/>
    </style:style>
    <style:style style:name="T131" style:family="text">
      <style:text-properties officeooo:rsid="00fc086a"/>
    </style:style>
    <style:style style:name="T132" style:family="text">
      <style:text-properties officeooo:rsid="00fde161"/>
    </style:style>
    <style:style style:name="T133" style:family="text">
      <style:text-properties officeooo:rsid="01034990"/>
    </style:style>
    <style:style style:name="T134" style:family="text">
      <style:text-properties officeooo:rsid="010743ec"/>
    </style:style>
    <style:style style:name="T135" style:family="text">
      <style:text-properties officeooo:rsid="01075d79"/>
    </style:style>
    <style:style style:name="T136" style:family="text">
      <style:text-properties officeooo:rsid="010de37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grammentwurf</text:p>
      <text:p text:style-name="P2">[Bezeichung]</text:p>
      <text:p text:style-name="P1"/>
      <text:p text:style-name="P1">Name: [Name, Vorname]<text:line-break/>Martrikelnummer: [MNR]</text:p>
      <text:p text:style-name="P1"/>
      <text:p text:style-name="P1"/>
      <text:p text:style-name="P3">Abgabedatum: [DATUM]</text:p>
      <text:p text:style-name="P44"/>
      <text:p text:style-name="P45"/>
      <text:p text:style-name="P36">Allgemeine Anmerkungen: </text:p>
      <text:list text:style-name="L1">
        <text:list-item>
          <text:p text:style-name="P54">Gesamt-Punktzahl: 60P <text:span text:style-name="T113">(</text:span>zum Bestehen mit 4,0 werden 30P benötigt<text:span text:style-name="T113">)</text:span></text:p>
        </text:list-item>
        <text:list-item>
          <text:p text:style-name="P55">die Aufgabenbeschreibung (der blaue Text) und die mögliche Punktanzahl muss im Dokument erhalten bleiben</text:p>
        </text:list-item>
        <text:list-item>
          <text:p text:style-name="P56">es darf nicht auf andere Kap<text:span text:style-name="T30">itel als </text:span><text:span text:style-name="T88">alleiniger </text:span><text:span text:style-name="T30">Leistungsnachweis verwiesen werden (z.B. in der Form “XY wurde schon in Kapitel 2 behandelt, </text:span><text:span text:style-name="T31">daher hier keine Ausführung</text:span><text:span text:style-name="T30">”)</text:span></text:p>
        </text:list-item>
        <text:list-item>
          <text:p text:style-name="P57">alles muss in UTF-8 codiert sein (Text und Code)</text:p>
        </text:list-item>
        <text:list-item>
          <text:p text:style-name="P58">das Dokument muss als PDF abgegeben werden</text:p>
        </text:list-item>
        <text:list-item>
          <text:p text:style-name="P59">es gibt keine mündlichen Nebenabreden / Ausnahmen – alles muss so bearbeitet werden, wie es schriftlich gefordert ist</text:p>
        </text:list-item>
        <text:list-item>
          <text:p text:style-name="P60">alles muss ins Repository (Code, Ausarbeitung und alles was damit zusammenhängt)</text:p>
        </text:list-item>
        <text:list-item>
          <text:p text:style-name="P61">die Beispiele sollten wenn möglich vom aktuellen Stand genommen werden</text:p>
          <text:list>
            <text:list-item>
              <text:p text:style-name="P62">finden sich dort keine entsprechenden Beispiele, dürfen auch ältere Commits unter Verweis auf den Commit verwendet werden</text:p>
            </text:list-item>
            <text:list-item>
              <text:p text:style-name="P62"><text:span text:style-name="T56">Ausnahme: beim Kapitel “Refactoring” darf von vorne herein aus allen Ständen frei gewählt werden </text:span><text:span text:style-name="T57">(mit Verweis auf den </text:span><text:span text:style-name="T58">entsprechenden</text:span><text:span text:style-name="T57"> Commit)</text:span></text:p>
            </text:list-item>
          </text:list>
        </text:list-item>
        <text:list-item>
          <text:p text:style-name="P63">falls verlangte Negativ-Beispiele nicht vorhanden sind, müssen entsprechend mehr Positiv-Beispiele gebracht werden</text:p>
          <text:list>
            <text:list-item>
              <text:p text:style-name="P73">Achtung: werden im Code entsprechende Negativ-Beispiele gefunden, <text:span text:style-name="T61">gibt es keine Punkte für die zusätzlichen Positiv-Beispiele </text:span><text:span text:style-name="T118">sondern 0,5P Abzug für das fehlende Negativ-Beispiel</text:span></text:p>
            </text:list-item>
            <text:list-item>
              <text:p text:style-name="P64">Beispiel</text:p>
              <text:list>
                <text:list-item>
                  <text:p text:style-name="P64">“Nennen Sie jeweils eine Klasse, die das SRP einhält bzw. <text:span text:style-name="T93">v</text:span>erletzt.” <text:span text:style-name="T62">(2P)</text:span></text:p>
                  <text:list>
                    <text:list-item>
                      <text:p text:style-name="P64">Antwort: Es gibt keine Klasse, die SRP verletzt, daher hier 2 Klassen, die SRP einhalten: [Klasse 1], [Klasse 2]</text:p>
                    </text:list-item>
                    <text:list-item>
                      <text:p text:style-name="P65">Bewertung: falls im Code tatsächlich keine Klasse das SRP verletzt: 2P <text:s/>ODER falls im Code mind. eine Klasse SRP verletzt: <text:span text:style-name="T136">0,5</text:span>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>verlangte Positiv-Beispiele müssen gebracht werden – <text:span text:style-name="T129">im Zweifel müssen sie extra für die Lösung der Aufgabe implementiert werden</text:span></text:p>
        </text:list-item>
        <text:list-item>
          <text:p text:style-name="P67">Code-Beispiel = Code in das Dokument kopieren <text:span text:style-name="T111">(inkl. Syntax-Highlighting)</text:span></text:p>
        </text:list-item>
        <text:list-item>
          <text:p text:style-name="P68">falls Bezug auf den Code genommen wird: entsprechende Code-Teile in das Dokument kopieren <text:span text:style-name="T112">(inkl Syntax-Highlighting)</text:span></text:p>
        </text:list-item>
        <text:list-item>
          <text:p text:style-name="P69">bei UML-Diagrammen immer die öffentlichen Methoden und Felder angegeben – private Methoden/Felder nur angeben, wenn sie zur Klärung beitragen</text:p>
        </text:list-item>
        <text:list-item>
          <text:p text:style-name="P70"><text:soft-page-break/>bei UML-Diagrammen immer unaufgefordert die zusammenspielenden Klassen ergänzen, falls diese Teil der Aufgabe sind</text:p>
        </text:list-item>
        <text:list-item>
          <text:p text:style-name="P71">Klassennamen/Variablennamen/etc im Dokument so benennen, wie sie im Code benannt sind (z.B. im Dokument nicht anfangen, englische <text:span text:style-name="T115">Klassennamen</text:span> zu übersetzen)</text:p>
        </text:list-item>
        <text:list-item>
          <text:p text:style-name="P72">die Aufgaben sind von vorne herein bekannt und müssen wie gefordert gelöst werden – <text:span text:style-name="T127">z.B. ist es k</text:span>eine Lösung <text:span text:style-name="T127">zu </text:span>schreiben, dass es das nicht im Code gibt </text:p>
          <text:list>
            <text:list-item>
              <text:p text:style-name="P72">Beispiel 1</text:p>
              <text:list>
                <text:list-item>
                  <text:p text:style-name="P72">Aufgabe: <text:span text:style-name="T121"><text:s/></text:span><text:span text:style-name="T122">Analyse und Begründung des Einsatzes von 2 </text:span><text:span text:style-name="T123">Fake/Mock-Objekten</text:span></text:p>
                </text:list-item>
                <text:list-item>
                  <text:p text:style-name="P74"><text:span text:style-name="T52">A</text:span>ntwort: Es wurden keine Fake/Mock-Objekte gebraucht.</text:p>
                </text:list-item>
                <text:list-item>
                  <text:p text:style-name="P74">Punkte: 0<text:span text:style-name="T125">P</text:span></text:p>
                </text:list-item>
              </text:list>
            </text:list-item>
            <text:list-item>
              <text:p text:style-name="P74">Beispiel 2</text:p>
              <text:list>
                <text:list-item>
                  <text:p text:style-name="P74">Aufgabe: <text:s/><text:span text:style-name="T124">UML, Beschreibung und Begründung des Einsatzes eines Repositories</text:span></text:p>
                </text:list-item>
                <text:list-item>
                  <text:p text:style-name="P74">Antwort: Die Applikation enthält kein Repository</text:p>
                </text:list-item>
                <text:list-item>
                  <text:p text:style-name="P74">Punkte</text:p>
                  <text:list>
                    <text:list-item>
                      <text:p text:style-name="P74">falls (was quasi nie vorkommt) die Fachlichkeit tatsächlich kein Repository hergibt: volle Punktzahl</text:p>
                    </text:list-item>
                    <text:list-item>
                      <text:p text:style-name="P74">falls die Fachlichkeit in irgendeiner Form ein Repository hergibt (auch wenn es nicht implementiert wurde): 0P</text:p>
                    </text:list-item>
                  </text:list>
                </text:list-item>
              </text:list>
            </text:list-item>
            <text:list-item>
              <text:p text:style-name="P75">Beispiel 3</text:p>
              <text:list>
                <text:list-item>
                  <text:p text:style-name="P75">Aufgabe: <text:s/>UML von <text:span text:style-name="T126">2 </text:span>implementierte<text:span text:style-name="T126"> unterschiedliche Entwurfsmuster aus der Vorlesung</text:span></text:p>
                </text:list-item>
                <text:list-item>
                  <text:p text:style-name="P75">Antwort: <text:s/>es <text:span text:style-name="T128">wurden keine Entwurfsmuster gebraucht/implementiert</text:span></text:p>
                </text:list-item>
                <text:list-item>
                  <text:p text:style-name="P75">Punkt: <text:span text:style-name="T128">0P</text:span></text:p>
                </text:list-item>
              </text:list>
            </text:list-item>
          </text:list>
        </text:list-item>
      </text:list>
      <text:p text:style-name="P38"/>
      <text:p text:style-name="P38"/>
      <text:p text:style-name="P38"/>
      <text:p text:style-name="P38"/>
      <text:p text:style-name="P38"/>
      <text:h text:style-name="P46" text:outline-level="1"><text:soft-page-break/>Kapitel 1: <text:span text:style-name="T6">Einführung</text:span> <text:s/><text:span text:style-name="T1">(</text:span><text:span text:style-name="T87">4</text:span><text:span text:style-name="T1">P)</text:span></text:h>
      <text:h text:style-name="Heading_20_3" text:outline-level="3">Übersicht über die Applikation (1P)</text:h>
      <text:p text:style-name="P23"><text:span text:style-name="T1">[Was macht die Applikation? Wie funktioniert sie? Welches Problem löst sie/welchen Zweck hat sie?</text:span><text:span text:style-name="T87">]</text:span></text:p>
      <text:h text:style-name="Heading_20_3" text:outline-level="3"><text:span text:style-name="T98">Starten der </text:span><text:span text:style-name="T99">Applikation</text:span> (1P)</text:h>
      <text:p text:style-name="P23"><text:span text:style-name="T87">[</text:span><text:span text:style-name="T15">Wie startet man </text:span><text:span text:style-name="T87">die Applikation</text:span><text:span text:style-name="T15">? </text:span><text:span text:style-name="T87">Was für Voraussetzungen werden benötigt? Schritt-für-Schritt-Anleitung</text:span><text:span text:style-name="T1">]</text:span></text:p>
      <text:h text:style-name="Heading_20_3" text:outline-level="3">Technischer Überblick (2P)</text:h>
      <text:p text:style-name="P24">[Nennung und Erläuterung der Technologien (z.B. Java, MySQL, …), jeweils Begründung für den Einsatz der Technologien]</text:p>
      <text:p text:style-name="P24"/>
      <text:h text:style-name="Heading_20_1" text:outline-level="1">Kapitel 2: <text:span text:style-name="T1">Clean </text:span>Archite<text:span text:style-name="T2">cture </text:span><text:span text:style-name="T3">(</text:span><text:span text:style-name="T5">8</text:span><text:span text:style-name="T3">P)</text:span></text:h>
      <text:h text:style-name="Heading_20_3" text:outline-level="3">Was ist Clean Architecture? (<text:span text:style-name="T14">1</text:span>P)</text:h>
      <text:p text:style-name="P8">[allgemeine Beschreibung <text:span text:style-name="T20">der Clean Architecture</text:span> in eigenen Worten]</text:p>
      <text:h text:style-name="Heading_20_3" text:outline-level="3">Analyse <text:span text:style-name="T14">der Dependency Rule (</text:span><text:span text:style-name="T100">3</text:span><text:span text:style-name="T14">P)</text:span></text:h>
      <text:p text:style-name="P27">[1 Klasse, die die Dependency Rule einhält <text:span text:style-name="T16">und </text:span><text:span text:style-name="T93">1</text:span><text:span text:style-name="T16"> Klasse, die die Dependency Rule verletzt; <text:s text:c="2"/>jeweils UML</text:span><text:span text:style-name="T116"> </text:span><text:span text:style-name="T110">(</text:span><text:span text:style-name="T116">mind. die betreffende Klasse </text:span><text:span text:style-name="T110">inkl. der Klassen, die von ihr abhängen bzw. von der sie abhängt)</text:span><text:span text:style-name="T16"> </text:span><text:span text:style-name="T17">und Analyse der Abhängigkeiten </text:span><text:span text:style-name="T19">in beide Richtungen (d.h., von wem hängt die Klasse ab und wer hängt von der Klasse ab)</text:span><text:span text:style-name="T17"> </text:span><text:span text:style-name="T18">in Bezug auf die Dependency Rule</text:span>]</text:p>
      <text:h text:style-name="Heading_20_4" text:outline-level="4">Positiv-Beispiel: Dependency Rule</text:h>
      <text:h text:style-name="Heading_20_4" text:outline-level="4">Negativ-Beispiel: Dependency Rule</text:h>
      <text:h text:style-name="Heading_20_3" text:outline-level="3"><text:span text:style-name="T7">Analyse der Schichten</text:span><text:span text:style-name="T11"> (</text:span><text:span text:style-name="T100">4</text:span><text:span text:style-name="T11">P)</text:span></text:h>
      <text:p text:style-name="P7">[jeweils 1 Klasse zu <text:span text:style-name="T12">2</text:span> unterschiedlichen Schichten der Clean-Architecture: <text:span text:style-name="T14">j</text:span>eweils UML <text:span text:style-name="T12">(</text:span><text:span text:style-name="T117">mind. betreffende Klasse und </text:span><text:span text:style-name="T12">ggf. auch zusammenspielende</text:span><text:span text:style-name="T13">n</text:span><text:span text:style-name="T12"> Klassen)</text:span>, Beschreibung der Aufgabe, Einordnung mit Begründung in die Clean-Architecture]</text:p>
      <text:h text:style-name="Heading_20_4" text:outline-level="4">Schicht: [Name]</text:h>
      <text:h text:style-name="Heading_20_4" text:outline-level="4">Schicht: [Name]</text:h>
      <text:p text:style-name="P35"/>
      <text:p text:style-name="P30"/>
      <text:h text:style-name="Heading_20_1" text:outline-level="1"><text:soft-page-break/>Kapitel 3: <text:span text:style-name="T21">SOLID</text:span> <text:span text:style-name="T21">(</text:span><text:span text:style-name="T65">8</text:span><text:span text:style-name="T21">P)</text:span></text:h>
      <text:h text:style-name="Heading_20_3" text:outline-level="3">Analyse <text:span text:style-name="T8">SRP</text:span> (<text:span text:style-name="T70">3</text:span>P)</text:h>
      <text:p text:style-name="P9">[jeweils ein<text:span text:style-name="T24">e Klasse als</text:span> positives und negatives Beispiel für SRP<text:span text:style-name="T23">; <text:s/></text:span><text:span text:style-name="T24">jeweils UML </text:span><text:span text:style-name="T25">und Beschreibung der Aufgabe </text:span><text:span text:style-name="T67">bzw. der Aufgaben und </text:span><text:span text:style-name="T68">möglicher </text:span><text:span text:style-name="T67">Lösungsweg </text:span><text:span text:style-name="T69">des Negativ-Beispiels</text:span><text:span text:style-name="T67"> (inkl. UML)</text:span>]</text:p>
      <text:h text:style-name="Heading_20_4" text:outline-level="4">Positiv-Beispiel</text:h>
      <text:h text:style-name="Heading_20_4" text:outline-level="4">Negativ-Beispiel</text:h>
      <text:p text:style-name="Text_20_body"/>
      <text:h text:style-name="Heading_20_3" text:outline-level="3">Analyse OCP (<text:span text:style-name="T66">3</text:span>P)</text:h>
      <text:p text:style-name="P10">[<text:span text:style-name="T64">j</text:span>eweils ein<text:span text:style-name="T24">e Klasse als</text:span> positives und negatives Beispiel für <text:span text:style-name="T28">OCP</text:span><text:span text:style-name="T23">; <text:s/></text:span><text:span text:style-name="T24">jeweils UML </text:span><text:span text:style-name="T25">und Analyse mit Begründung, warum das OCP erfüllt/nicht erfüllt wurde – </text:span><text:span text:style-name="T26">falls erfüllt: warum hier sinnvoll/</text:span><text:span text:style-name="T27">welches Problem gab es</text:span><text:span text:style-name="T26">? Falls nicht erfüllt: wie könnte man es lösen (inkl. UML)?</text:span>]</text:p>
      <text:h text:style-name="P51" text:outline-level="4">Positiv-Beispiel</text:h>
      <text:h text:style-name="P52" text:outline-level="4">Negativ-Beispiel</text:h>
      <text:p text:style-name="P41"/>
      <text:h text:style-name="Heading_20_3" text:outline-level="3">Analyse <text:span text:style-name="T65">[</text:span>LSP/ISP/DIP<text:span text:style-name="T65">]</text:span> (2P)</text:h>
      <text:p text:style-name="P11">[<text:span text:style-name="T63">j</text:span><text:span text:style-name="T22">eweils ein</text:span><text:span text:style-name="T24">e Klasse als</text:span><text:span text:style-name="T22"> positives und negatives Beispiel für </text:span>entweder LSP <text:span text:style-name="T89">oder</text:span> ISP <text:span text:style-name="T89">oder</text:span> DI<text:span text:style-name="T94">P</text:span><text:span text:style-name="T23">; <text:s/></text:span>jeweils UML und Begründung, warum hier<text:span text:style-name="T29"> </text:span>das Prinzip erfüllt/nicht erfüllt <text:span text:style-name="T29">wird; </text:span><text:span text:style-name="T95">beim Negativ-Beispiel UML einer möglichen Lösung hinzufügen</text:span>]</text:p>
      <text:p text:style-name="P12">[Anm.: es darf nur ein Prinzip ausgewählt werden; es darf NICHT z.B. ein positives Beispiel für LSP und ein negatives Beispiel für ISP genommen werden]</text:p>
      <text:h text:style-name="Heading_20_4" text:outline-level="4">Positiv-Beispiel</text:h>
      <text:h text:style-name="Heading_20_4" text:outline-level="4">Negativ-Beispiel</text:h>
      <text:p text:style-name="Text_20_body"/>
      <text:h text:style-name="Heading_20_1" text:outline-level="1">Kapitel 4: Weitere Prinzipien (<text:span text:style-name="T71">8</text:span>P)</text:h>
      <text:h text:style-name="P47" text:outline-level="3">Analyse GRASP: <text:span text:style-name="T32">Geringe </text:span>Kopplung (<text:span text:style-name="T131">3</text:span>P)<text:span text:style-name="T103"> <text:s/></text:span><text:span text:style-name="T114"><text:s text:c="2"/></text:span></text:h>
      <text:p text:style-name="P13">[<text:span text:style-name="T32">eine </text:span><text:span text:style-name="T96">bis jetzt noch nicht behandelte</text:span><text:span text:style-name="T32"> Klasse als positives Beispiel geringer Kopplung; UML mit zusammenspielenden Klassen, Aufgabenbeschreibung </text:span><text:span text:style-name="T91">der Klasse</text:span><text:span text:style-name="T32"> und Begründung, </text:span><text:span text:style-name="T91">warum hier eine </text:span><text:span text:style-name="T32">geringe Kopplung </text:span><text:span text:style-name="T91">vorliegt</text:span>]</text:p>
      <text:p text:style-name="P42"/>
      <text:h text:style-name="P48" text:outline-level="3"><text:soft-page-break/>Analyse GRASP: <text:span text:style-name="T10">[Polymorphismus/Pure Fabrication]</text:span> (<text:span text:style-name="T133">3</text:span>P) <text:s/></text:h>
      <text:p text:style-name="P14">[<text:span text:style-name="T32">eine Klasse als positives Beispiel </text:span><text:span text:style-name="T132">entweder von Polymorphismus oder von Pure Fabrication</text:span><text:span text:style-name="T32">; UML Diagramm </text:span><text:span text:style-name="T43">und Begründung, </text:span><text:span text:style-name="T134">warum es hier zum Einsatz kommt</text:span>]</text:p>
      <text:h text:style-name="P49" text:outline-level="3"><text:span text:style-name="T9">DRY</text:span> (<text:span text:style-name="T133">2</text:span>P)</text:h>
      <text:p text:style-name="P15">[<text:span text:style-name="T44">ein Commit angeben, bei dem duplizierter Code/duplizierte Logik aufgelöst wurde; Code-</text:span><text:span text:style-name="T72">Beispiele </text:span><text:span text:style-name="T73">(vorher/nachher) </text:span><text:span text:style-name="T101">einfü</text:span><text:span text:style-name="T102">gen</text:span><text:span text:style-name="T73">;</text:span><text:span text:style-name="T74"> </text:span><text:span text:style-name="T76">begründen</text:span><text:span text:style-name="T74"> </text:span><text:span text:style-name="T75">und Auswirkung beschreiben – </text:span><text:span text:style-name="T97">ggf. UML zum Verständnis ergänzen</text:span>]</text:p>
      <text:h text:style-name="Heading_20_1" text:outline-level="1"/>
      <text:h text:style-name="Heading_20_1" text:outline-level="1">Kapitel <text:span text:style-name="T45">5</text:span>: <text:span text:style-name="T4">Unit Tests</text:span> (<text:span text:style-name="T77">8</text:span>P)</text:h>
      <text:h text:style-name="Heading_20_3" text:outline-level="3">10 Unit Tests (<text:span text:style-name="T77">2</text:span>P)</text:h>
      <text:p text:style-name="P16">[<text:span text:style-name="T78">Nennung von 10 Unit-Tests und Beschreibung, was getestet wird</text:span>]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Unit Test</text:p>
          </table:table-cell>
          <table:table-cell table:style-name="Table2.B1" office:value-type="string">
            <text:p text:style-name="P5">Beschreibung</text:p>
          </table:table-cell>
        </table:table-row>
        <table:table-row>
          <table:table-cell table:style-name="Table2.A2" office:value-type="string">
            <text:p text:style-name="P6">Klasse#Methode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31"/>
      <text:h text:style-name="Heading_20_3" text:outline-level="3">ATRIP: <text:span text:style-name="T46">Automatic</text:span> (<text:span text:style-name="T47">1</text:span>P)</text:h>
      <text:p text:style-name="P17">[<text:span text:style-name="T46">Begründung/Erläuterung, wie ‘Automatic’ realisiert wurde]</text:span></text:p>
      <text:h text:style-name="Heading_20_3" text:outline-level="3">ATRIP: Thorough (<text:span text:style-name="T80">1</text:span>P)</text:h>
      <text:p text:style-name="P18">[Code Coverage <text:span text:style-name="T49">im Projekt </text:span>analysieren und begründen]</text:p>
      <text:h text:style-name="Heading_20_3" text:outline-level="3">ATRIP: P<text:span text:style-name="T48">rofessional</text:span> (1P)</text:h>
      <text:p text:style-name="P25">[<text:span text:style-name="T50">1</text:span><text:span text:style-name="T48"> positv</text:span><text:span text:style-name="T92">es</text:span><text:span text:style-name="T48"> Beispiel zu ‘Professional’; </text:span><text:span text:style-name="T79">Code-Beispiel</text:span><text:span text:style-name="T48">, Analyse und Begründung, was professionell </text:span><text:span text:style-name="T130">ist</text:span>]</text:p>
      <text:h text:style-name="Heading_20_3" text:outline-level="3"><text:soft-page-break/>Fake<text:span text:style-name="T51">s</text:span> und Mocks (<text:span text:style-name="T77">3</text:span>P)</text:h>
      <text:p text:style-name="P26">[Analyse und Begründung des Einsatzes von 2 <text:span text:style-name="T52">Fake/Mock-Objekten </text:span><text:span text:style-name="T104">(</text:span><text:span text:style-name="T105">die Fake/Mocks </text:span><text:span text:style-name="T119">sind </text:span><text:span text:style-name="T90">ohne</text:span><text:span text:style-name="T104"> Dritthersteller-Bibliothek/Framework </text:span><text:span text:style-name="T120">zu </text:span><text:span text:style-name="T105">impl</text:span><text:span text:style-name="T106">ementieren</text:span><text:span text:style-name="T104">)</text:span><text:span text:style-name="T52">; zusätzlich jeweils UML Diagramm </text:span><text:span text:style-name="T107">mit Beziehungen zwischen Mock, zu mockender Klasse und Aufrufer des Mocks</text:span>]</text:p>
      <text:p text:style-name="P32"/>
      <text:h text:style-name="Heading_20_1" text:outline-level="1">Kapitel 6: <text:span text:style-name="T53">Domain Driven Design (</text:span><text:span text:style-name="T86">8</text:span><text:span text:style-name="T53">P)</text:span></text:h>
      <text:h text:style-name="Heading_20_3" text:outline-level="3">Ubiquitous Language (<text:span text:style-name="T53">2</text:span>P)</text:h>
      <text:p text:style-name="P19">[4 Beispiele für die Ubiquitous Language; jeweils Bezeichung, Bedeutung und kurze Begründung, warum es zur Ubiquitous Language gehört]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Bezeichung</text:p>
          </table:table-cell>
          <table:table-cell table:style-name="Table1.A1" office:value-type="string">
            <text:p text:style-name="P4">Bedeutung</text:p>
          </table:table-cell>
          <table:table-cell table:style-name="Table1.A1" office:value-type="string">
            <text:p text:style-name="P4">Begründung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33"/>
      <text:h text:style-name="Heading_20_3" text:outline-level="3">Repositories (1,<text:span text:style-name="T81">5</text:span>P)</text:h>
      <text:p text:style-name="P20">[UML, Beschreibung und Begründung des Einsatzes eines Repositories; falls kein Repository vorhanden: ausführliche Begründung, warum es keines geben kann/<text:span text:style-name="T54">hier nicht sinnvoll ist – </text:span><text:span text:style-name="T135">NICHT, warum es nicht implementiert wurde</text:span>]</text:p>
      <text:h text:style-name="Heading_20_3" text:outline-level="3">Aggregates (1,<text:span text:style-name="T81">5</text:span>P)</text:h>
      <text:p text:style-name="P21">[UML, Beschreibung und Begründung des Einsatzes eines <text:span text:style-name="T54">Aggregates</text:span>; falls kein <text:span text:style-name="T54">Aggregate</text:span> vorhanden: ausführliche Begründung, warum es keines geben kann/<text:span text:style-name="T54">hier nicht sinnvoll ist– </text:span><text:span text:style-name="T135">NICHT, warum es nicht implementiert wurde</text:span>]</text:p>
      <text:h text:style-name="Heading_20_3" text:outline-level="3">Entities (1,<text:span text:style-name="T81">5</text:span>P)</text:h>
      <text:p text:style-name="P21">[UML, Beschreibung und Begründung des Einsatzes eine<text:span text:style-name="T54">r Entity</text:span>; falls kein<text:span text:style-name="T54">e Entity</text:span> vorhanden: ausführliche Begründung, warum es keine geben kann/<text:span text:style-name="T54">hier nicht sinnvoll ist– </text:span><text:span text:style-name="T135">NICHT, warum es nicht implementiert wurde</text:span>]</text:p>
      <text:h text:style-name="Heading_20_3" text:outline-level="3">Value Objects (1,<text:span text:style-name="T81">5</text:span>P)</text:h>
      <text:p text:style-name="P21">[UML, Beschreibung und Begründung des Einsatzes eines <text:span text:style-name="T54">Value Objects</text:span>; falls kein <text:span text:style-name="T54">Value Object</text:span> vorhanden: ausführliche Begründung, warum es keines geben kann/<text:span text:style-name="T54">hier nicht sinnvoll ist– </text:span><text:span text:style-name="T135">NICHT, warum es nicht implementiert wurde</text:span>]</text:p>
      <text:p text:style-name="P34"/>
      <text:h text:style-name="Heading_20_1" text:outline-level="1"><text:soft-page-break/>Kapitel 7: <text:span text:style-name="T54">Refactoring (</text:span><text:span text:style-name="T82">8</text:span><text:span text:style-name="T54">P)</text:span></text:h>
      <text:h text:style-name="Heading_20_3" text:outline-level="3">Code Smells (2P)</text:h>
      <text:p text:style-name="P28"><text:span text:style-name="T33">[jeweils </text:span><text:span text:style-name="T34">1 Code-Beispiel zu 2 </text:span><text:span text:style-name="T41">unterschiedlichen </text:span><text:span text:style-name="T34">Code Smells aus der Vorlesung; jeweils Code-</text:span><text:span text:style-name="T39">Beispiel</text:span><text:span text:style-name="T34"> und einen möglichen Lösungsweg </text:span><text:span text:style-name="T35">bzw. den genommen Lösungsweg beschreiben</text:span><text:span text:style-name="T34"> (inkl.</text:span><text:span text:style-name="T55"> </text:span><text:span text:style-name="T34">(Pseudo-)Code)]</text:span></text:p>
      <text:h text:style-name="Heading_20_4" text:outline-level="4">[CODE SMELL 1]</text:h>
      <text:h text:style-name="P53" text:outline-level="4"><text:span text:style-name="T108">[CODE SMELL </text:span>2<text:span text:style-name="T108">]</text:span></text:h>
      <text:p text:style-name="P37"/>
      <text:h text:style-name="P50" text:outline-level="3"><text:span text:style-name="T59">2 </text:span><text:span text:style-name="T55">R</text:span>efactorings <text:span text:style-name="T59">(</text:span><text:span text:style-name="T82">6</text:span><text:span text:style-name="T59">P)</text:span></text:h>
      <text:p text:style-name="P22">[2 unterschiedliche Refactorings aus der Vorlesung anwenden, begründen, sowie UML vorher/nachher liefern; <text:span text:style-name="T83">jeweils auf die Commits verweisen</text:span>]</text:p>
      <text:p text:style-name="P40"/>
      <text:h text:style-name="Heading_20_1" text:outline-level="1">Kapitel 8: Entwurfsmuster (<text:span text:style-name="T84">8</text:span>P)</text:h>
      <text:p text:style-name="P29"><text:span text:style-name="T33">[2 unterschiedliche Entwurfsmuster aus der Vorlesung (oder </text:span><text:span text:style-name="T42">nach Absprache</text:span><text:span text:style-name="T33"> auch andere) </text:span><text:span text:style-name="T37">jeweils </text:span><text:span text:style-name="T40">sinnvoll </text:span><text:span text:style-name="T33">einsetzen, begründen </text:span><text:span text:style-name="T38">und UML-</text:span><text:span text:style-name="T37">Diagramm</text:span><text:span text:style-name="T36">]</text:span></text:p>
      <text:h text:style-name="Heading_20_3" text:outline-level="3">Entwurfsmuster: <text:span text:style-name="T60">[Name]</text:span> (<text:span text:style-name="T85">4</text:span>P)</text:h>
      <text:h text:style-name="Heading_20_3" text:outline-level="3">Entwurfsmuster: <text:span text:style-name="T60">[Name] </text:span>(<text:span text:style-name="T85">4</text:span>P)</text:h>
      <text:p text:style-name="P43"><text:s/></text:p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7T10:33:49.249286697</meta:creation-date>
    <dc:date>2022-10-11T09:22:45.679111057</dc:date>
    <meta:editing-duration>PT19H48M5S</meta:editing-duration>
    <meta:editing-cycles>238</meta:editing-cycles>
    <meta:generator>LibreOffice/7.4.1.2$Linux_X86_64 LibreOffice_project/40$Build-2</meta:generator>
    <meta:document-statistic meta:table-count="2" meta:image-count="0" meta:object-count="0" meta:page-count="8" meta:paragraph-count="121" meta:word-count="1220" meta:character-count="8793" meta:non-whitespace-character-count="7703"/>
  </office:meta>
</office:document-meta>
</file>